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9966cc"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15.35cm" svg:y="5.4cm">
          <text:p text:style-name="P1">v'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1cm" svg:y="8.4cm">
          <text:p text:style-name="P1">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5cm" svg:y1="7.1cm" svg:x2="12.5cm" svg:y2="8.5cm">
          <text:p/>
        </draw:line>
        <draw:line draw:style-name="gr2" draw:text-style-name="P1" draw:layer="layout" svg:x1="17.1cm" svg:y1="7.1cm" svg:x2="20.6cm" svg:y2="8.4cm">
          <text:p/>
        </draw:line>
        <draw:line draw:style-name="gr2" draw:text-style-name="P1" draw:layer="layout" svg:x1="11.3cm" svg:y1="10.2cm" svg:x2="10.1cm" svg:y2="11.8cm">
          <text:p/>
        </draw:line>
        <draw:line draw:style-name="gr2" draw:text-style-name="P1" draw:layer="layout" svg:x1="12.8cm" svg:y1="10.2cm" svg:x2="14cm" svg:y2="11.8cm">
          <text:p/>
        </draw:line>
        <draw:custom-shape draw:style-name="gr1" draw:text-style-name="P1" draw:layer="layout" svg:width="3.5cm" svg:height="3.1cm" svg:x="8.3cm" svg:y="11.7cm">
          <text:p text:style-name="P1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18cm" svg:height="3cm" svg:x="12.1cm" svg:y="11.8cm">
          <text:p text:style-name="P1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4.4cm" svg:y1="1.2cm" svg:x2="2.7cm" svg:y2="9.6cm">
          <text:p/>
        </draw:line>
        <draw:line draw:style-name="gr3" draw:text-style-name="P1" draw:layer="layout" svg:x1="26cm" svg:y1="9.6cm" svg:x2="14.3cm" svg:y2="1.2cm">
          <text:p/>
        </draw:line>
        <draw:line draw:style-name="gr3" draw:text-style-name="P1" draw:layer="layout" svg:x1="12.4cm" svg:y1="2.6cm" svg:x2="16cm" svg:y2="5.4cm">
          <text:p/>
        </draw:line>
        <draw:custom-shape draw:style-name="gr1" draw:text-style-name="P1" draw:layer="layout" svg:width="3.401cm" svg:height="3.15cm" svg:x="18.9cm" svg:y="8.3cm">
          <text:p text:style-name="P1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1-07T23:48:17</meta:creation-date>
    <dc:date>2013-08-20T16:21:35.094562651</dc:date>
    <dc:creator>Stefan Hildebrand</dc:creator>
    <meta:editing-duration>PT20S</meta:editing-duration>
    <meta:editing-cycles>1</meta:editing-cycles>
    <meta:generator>LibreOffice/4.1.0.4$Linux_X86_64 LibreOffice_project/410m0$Build-4</meta:generator>
    <meta:document-statistic meta:object-count="12"/>
  </office:meta>
</office:document-meta>
</file>